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="none"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3" xml:id="id2" draw:id="id2" draw:layer="layout" svg:width="1.611cm" svg:height="0.645cm" svg:x="5cm" svg:y="2cm">
          <draw:text-box>
            <text:p text:style-name="P4"><text:span text:style-name="T2">Charlie</text:span></text:p>
          </draw:text-box>
        </draw:frame>
        <draw:frame draw:style-name="gr4" draw:text-style-name="P3" xml:id="id5" draw:id="id5" draw:layer="layout" svg:width="1.649cm" svg:height="0.645cm" svg:x="2.351cm" svg:y="1.355cm">
          <draw:text-box>
            <text:p text:style-name="P4"><text:span text:style-name="T2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5" draw:layer="layout" draw:type="line" svg:x1="8.493cm" svg:y1="1.359cm" svg:x2="9.683cm" svg:y2="1.349cm" svg:d="m8493 1359 1190-10" svg:viewBox="0 0 1191 11">
          <text:p/>
        </draw:connector>
        <draw:connector draw:style-name="gr7" draw:text-style-name="P5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5" draw:layer="layout" draw:type="line" svg:x1="3.26cm" svg:y1="2.513cm" svg:x2="5cm" svg:y2="2.322cm" draw:start-shape="id1" draw:start-glue-point="1" draw:end-shape="id2" svg:d="m3260 2513 1740-191" svg:viewBox="0 0 1741 192">
          <text:p/>
        </draw:connector>
        <draw:connector draw:style-name="gr6" draw:text-style-name="P5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5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5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.5cm" svg:height="2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84cm" svg:height="0.645cm" svg:x="6.816cm" svg:y="3.5cm">
          <draw:text-box>
            <text:p><text:span text:style-name="T1">Man</text:span></text:p>
          </draw:text-box>
        </draw:frame>
        <draw:custom-shape draw:style-name="gr1" draw:text-style-name="P1" draw:layer="layout" svg:width="2.5cm" svg:height="2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04cm" svg:height="0.645cm" svg:x="1.355cm" svg:y="3.956cm">
          <draw:text-box>
            <text:p><text:span text:style-name="T1">Woman</text:span></text:p>
          </draw:text-box>
        </draw:frame>
        <draw:connector draw:style-name="gr7" draw:text-style-name="P1" draw:layer="layout" draw:type="line" svg:x1="3.26cm" svg:y1="2.513cm" svg:x2="6.122cm" svg:y2="3.302cm" draw:start-shape="id1" draw:start-glue-point="1" svg:d="m3260 2513 2862 789" svg:viewBox="0 0 2863 7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1M31S</meta:editing-duration>
    <meta:editing-cycles>9</meta:editing-cycles>
    <meta:generator>LibreOffice/3.5$Linux_x86 LibreOffice_project/350m1$Build-2</meta:generator>
    <dc:date>2014-03-29T18:06:05</dc:date>
    <meta:document-statistic meta:object-count="29"/>
  </office:meta>
</office:document-meta>
</file>